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6cm" svg:height="11.8cm" svg:x="1.2cm" svg:y="1.4cm">
          <text:p/>
        </draw:rect>
        <draw:rect draw:style-name="gr2" draw:text-style-name="P1" draw:layer="layout" svg:width="3.5cm" svg:height="1.6cm" svg:x="1.8cm" svg:y="2cm">
          <text:p text:style-name="P1">TPhysicsData</text:p>
        </draw:rect>
        <draw:rect draw:style-name="gr2" draw:text-style-name="P1" draw:layer="layout" svg:width="3.5cm" svg:height="1.7cm" svg:x="6cm" svg:y="2.1cm">
          <text:p text:style-name="P1">TViewData</text:p>
        </draw:rect>
        <draw:rect draw:style-name="gr2" draw:text-style-name="P1" draw:layer="layout" svg:width="3.5cm" svg:height="1.7cm" svg:x="4cm" svg:y="10.7cm">
          <text:p text:style-name="P1">Data Changers</text:p>
        </draw:rect>
        <draw:rect draw:style-name="gr2" draw:text-style-name="P1" draw:layer="layout" svg:width="11.1cm" svg:height="2.7cm" svg:x="4.8cm" svg:y="20.2cm">
          <text:p text:style-name="P1">Game Object&lt;TData&gt;</text:p>
        </draw:rect>
        <draw:line draw:style-name="gr3" draw:text-style-name="P1" draw:layer="layout" svg:x1="9.7cm" svg:y1="19.9cm" svg:x2="6.2cm" svg:y2="12.4cm">
          <text:p/>
        </draw:line>
        <draw:frame draw:style-name="gr4" draw:layer="layout" svg:width="2.568cm" svg:height="0.963cm" svg:x="15.1cm" svg:y="18.137cm">
          <draw:text-box>
            <text:p>Display</text:p>
          </draw:text-box>
        </draw:frame>
        <draw:line draw:style-name="gr3" draw:text-style-name="P1" draw:layer="layout" svg:x1="14.6cm" svg:y1="19.9cm" svg:x2="14.6cm" svg:y2="17.2cm">
          <text:p/>
        </draw:line>
        <draw:frame draw:style-name="gr4" draw:layer="layout" svg:width="2.542cm" svg:height="0.963cm" svg:x="10.1cm" svg:y="18.237cm">
          <draw:text-box>
            <text:p>Update</text:p>
          </draw:text-box>
        </draw:frame>
        <draw:rect draw:style-name="gr2" draw:text-style-name="P1" draw:layer="layout" svg:width="3.9cm" svg:height="2.2cm" svg:x="8cm" svg:y="8.5cm">
          <text:p text:style-name="P1">TModel</text:p>
        </draw:rect>
        <draw:line draw:style-name="gr5" draw:text-style-name="P1" draw:layer="layout" svg:x1="5.2cm" svg:y1="10.8cm" svg:x2="3.6cm" svg:y2="3.6cm">
          <text:p/>
        </draw:line>
        <draw:line draw:style-name="gr5" draw:text-style-name="P1" draw:layer="layout" svg:x1="6cm" svg:y1="10.6cm" svg:x2="7.3cm" svg:y2="3.8cm">
          <text:p/>
        </draw:line>
        <draw:rect draw:style-name="gr2" draw:text-style-name="P1" draw:layer="layout" svg:width="4.4cm" svg:height="2.3cm" svg:x="13.9cm" svg:y="14.9cm">
          <text:p text:style-name="P1">View</text:p>
        </draw:rect>
        <draw:line draw:style-name="gr5" draw:text-style-name="P1" draw:layer="layout" svg:x1="10.6cm" svg:y1="5.8cm" svg:x2="13.7cm" svg:y2="4.1cm">
          <text:p/>
        </draw:line>
        <draw:frame draw:style-name="gr4" draw:layer="layout" svg:width="2.225cm" svg:height="0.963cm" svg:x="3.4cm" svg:y="13.8cm">
          <draw:text-box>
            <text:p>Model</text:p>
          </draw:text-box>
        </draw:frame>
        <draw:line draw:style-name="gr5" draw:text-style-name="P1" draw:layer="layout" svg:x1="15.1cm" svg:y1="12.4cm" svg:x2="9.6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1T08:30:55.77</meta:creation-date>
    <dc:date>2016-07-05T07:30:55.40</dc:date>
    <meta:editing-duration>P3DT22H59M59S</meta:editing-duration>
    <meta:editing-cycles>2</meta:editing-cycles>
    <meta:generator>OpenOffice/4.1.2$Win32 OpenOffice.org_project/412m3$Build-9782</meta:generator>
    <meta:document-statistic meta:object-count="16"/>
  </office:meta>
</office:document-meta>
</file>